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UnnecessaryStubs.uses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UnnecessaryStubs.usesStubWithDifferent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usedStubsExceptionMessageTest.lists_all_unused_stubs_clea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